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0000000D335BAF99B3DD81A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2" svg:font-family="'Liberation Sans'" style:font-adornments="Gras" style:font-pitch="variable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793cm" style:rel-column-width="26878*"/>
    </style:style>
    <style:style style:name="Tableau1.B" style:family="table-column">
      <style:table-column-properties style:column-width="11.208cm" style:rel-column-width="38657*"/>
    </style:style>
    <style:style style:name="Tableau2" style:family="table">
      <style:table-properties style:width="17.75cm" fo:margin-left="1.251cm" table:align="left"/>
    </style:style>
    <style:style style:name="Tableau2.A" style:family="table-column">
      <style:table-column-properties style:column-width="3.006cm"/>
    </style:style>
    <style:style style:name="Tableau2.B" style:family="table-column">
      <style:table-column-properties style:column-width="14.744cm"/>
    </style:style>
    <style:style style:name="Tableau2.A1" style:family="table-cell">
      <style:table-cell-properties fo:padding-left="0cm" fo:padding-right="0cm" fo:padding-top="0.199cm" fo:padding-bottom="0.199cm" fo:border="none"/>
    </style:style>
    <style:style style:name="Tableau4" style:family="table">
      <style:table-properties style:width="17.75cm" fo:margin-left="1.251cm" table:align="left" style:may-break-between-rows="true"/>
    </style:style>
    <style:style style:name="Tableau4.A" style:family="table-column">
      <style:table-column-properties style:column-width="3.5cm"/>
    </style:style>
    <style:style style:name="Tableau4.B" style:family="table-column">
      <style:table-column-properties style:column-width="2.251cm"/>
    </style:style>
    <style:style style:name="Tableau4.C" style:family="table-column">
      <style:table-column-properties style:column-width="8.999cm"/>
    </style:style>
    <style:style style:name="Tableau4.D" style:family="table-column">
      <style:table-column-properties style:column-width="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="none"/>
    </style:style>
    <style:style style:name="Tableau4.D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0.05pt dotted #000000" fo:border-bottom="0.05pt solid #000000"/>
    </style:style>
    <style:style style:name="Tableau4.B3" style:family="table-cell">
      <style:table-cell-properties fo:padding="0.097cm" fo:border-left="none" fo:border-right="none" fo:border-top="0.05pt dotted #000000" fo:border-bottom="0.05pt solid #000000"/>
    </style:style>
    <style:style style:name="Tableau4.D3" style:family="table-cell">
      <style:table-cell-properties fo:padding="0.097cm" fo:border-left="none" fo:border-right="0.05pt solid #000000" fo:border-top="0.05pt dotted #000000" fo:border-bottom="0.05pt solid #000000"/>
    </style:style>
    <style:style style:name="Tableau5" style:family="table">
      <style:table-properties style:width="17.75cm" fo:margin-left="1.251cm" table:align="left"/>
    </style:style>
    <style:style style:name="Tableau5.A" style:family="table-column">
      <style:table-column-properties style:column-width="3.5cm"/>
    </style:style>
    <style:style style:name="Tableau5.B" style:family="table-column">
      <style:table-column-properties style:column-width="2.251cm"/>
    </style:style>
    <style:style style:name="Tableau5.C" style:family="table-column">
      <style:table-column-properties style:column-width="8.999cm"/>
    </style:style>
    <style:style style:name="Tableau5.D" style:family="table-column">
      <style:table-column-properties style:column-width="3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="none"/>
    </style:style>
    <style:style style:name="Tableau5.D2" style:family="table-cell">
      <style:table-cell-properties fo:padding="0.097cm" fo:border-left="none" fo:border-right="0.05pt solid #000000" fo:border-top="none" fo:border-bottom="none"/>
    </style:style>
    <style:style style:name="Tableau5.A3" style:family="table-cell">
      <style:table-cell-properties fo:padding="0.097cm" fo:border-left="0.05pt solid #000000" fo:border-right="none" fo:border-top="0.05pt dotted #000000" fo:border-bottom="0.05pt solid #000000"/>
    </style:style>
    <style:style style:name="Tableau5.B3" style:family="table-cell">
      <style:table-cell-properties fo:padding="0.097cm" fo:border-left="none" fo:border-right="none" fo:border-top="0.05pt dotted #000000" fo:border-bottom="0.05pt solid #000000"/>
    </style:style>
    <style:style style:name="Tableau5.D3" style:family="table-cell">
      <style:table-cell-properties fo:padding="0.097cm" fo:border-left="none" fo:border-right="0.05pt solid #000000" fo:border-top="0.05pt dotted #000000" fo:border-bottom="0.05pt solid #000000"/>
    </style:style>
    <style:style style:name="Tableau6" style:family="table">
      <style:table-properties style:width="15cm" table:align="center"/>
    </style:style>
    <style:style style:name="Tableau6.A" style:family="table-column">
      <style:table-column-properties style:column-width="7.5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P3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P4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P5" style:family="paragraph" style:parent-style-name="Header">
      <style:paragraph-properties fo:text-align="start" style:justify-single-word="false"/>
      <style:text-properties officeooo:paragraph-rsid="001e7d11"/>
    </style:style>
    <style:style style:name="P6" style:family="paragraph" style:parent-style-name="Header">
      <style:paragraph-properties fo:text-align="center" style:justify-single-word="false"/>
      <style:text-properties officeooo:paragraph-rsid="001e7d11"/>
    </style:style>
    <style:style style:name="P7" style:family="paragraph" style:parent-style-name="Header">
      <style:paragraph-properties fo:text-align="end" style:justify-single-word="false"/>
      <style:text-properties officeooo:rsid="001e7d11" officeooo:paragraph-rsid="001e7d11"/>
    </style:style>
    <style:style style:name="P8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P9" style:family="paragraph" style:parent-style-name="Table_20_Contents">
      <style:text-properties officeooo:rsid="001b6e34" officeooo:paragraph-rsid="001b6e34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1c82e4" officeooo:paragraph-rsid="001c82e4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1c82e4" officeooo:paragraph-rsid="001e3848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paragraph-rsid="001e3848" style:font-size-asian="10pt" style:font-size-complex="10pt"/>
    </style:style>
    <style:style style:name="P15" style:family="paragraph" style:parent-style-name="Table_20_Contents">
      <style:text-properties fo:font-size="10pt" officeooo:paragraph-rsid="001e384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e7d11" officeooo:paragraph-rsid="001e7d11"/>
    </style:style>
    <style:style style:name="P18" style:family="paragraph" style:parent-style-name="Preformatted_20_Text">
      <style:text-properties style:font-name="Liberation Sans3" fo:font-size="8pt" style:font-size-asian="8pt" style:font-size-complex="8pt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size="8pt" officeooo:paragraph-rsid="001ab8e7" style:font-size-asian="8pt" style:font-size-complex="8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ans3" fo:font-size="9pt" officeooo:paragraph-rsid="001ab8e7" style:font-size-asian="9pt" style:font-size-complex="9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ans3" fo:font-size="8pt" style:font-size-asian="8pt" style:font-size-complex="8pt"/>
    </style:style>
    <style:style style:name="P22" style:family="paragraph" style:parent-style-name="Table_20_Heading">
      <style:text-properties fo:font-size="10pt" officeooo:rsid="001c82e4" officeooo:paragraph-rsid="001c82e4" style:font-size-asian="10pt" style:font-size-complex="10pt"/>
    </style:style>
    <style:style style:name="P23" style:family="paragraph" style:parent-style-name="Table_20_Heading">
      <style:text-properties fo:font-size="10pt" officeooo:rsid="001c82e4" officeooo:paragraph-rsid="001e3848" style:font-size-asian="10pt" style:font-size-complex="10pt"/>
    </style:style>
    <style:style style:name="P24" style:family="paragraph" style:parent-style-name="Text_20_body">
      <style:text-properties officeooo:rsid="001b6e34" officeooo:paragraph-rsid="001b6e34"/>
    </style:style>
    <style:style style:name="P25" style:family="paragraph" style:parent-style-name="Text_20_body">
      <style:text-properties officeooo:rsid="001ce4d1" officeooo:paragraph-rsid="001ce4d1"/>
    </style:style>
    <style:style style:name="P26" style:family="paragraph" style:parent-style-name="Text_20_body">
      <style:paragraph-properties fo:text-align="center" style:justify-single-word="false"/>
      <style:text-properties officeooo:rsid="001e70d6" officeooo:paragraph-rsid="001e70d6"/>
    </style:style>
    <style:style style:name="P27" style:family="paragraph" style:parent-style-name="Text_20_body">
      <style:paragraph-properties fo:text-align="center" style:justify-single-word="false"/>
      <style:text-properties officeooo:rsid="001e7d11" officeooo:paragraph-rsid="001e7d11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1e7d11" officeooo:paragraph-rsid="001e7d11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1b6e34" officeooo:paragraph-rsid="001e7d11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text-transform="uppercase" fo:font-weight="bold" officeooo:rsid="001e7d11" officeooo:paragraph-rsid="001e7d11" style:font-size-asian="10.5pt" style:font-weight-asian="bold" style:font-weight-complex="600" loext:shadow="none"/>
    </style:style>
    <style:style style:name="P31" style:family="paragraph" style:parent-style-name="Heading_20_1" style:master-page-name="">
      <style:paragraph-properties fo:text-align="center" style:justify-single-word="false" style:page-number="auto" fo:padding="0.101cm" fo:border="0.06pt solid #000000" style:shadow="none" style:writing-mode="page"/>
    </style:style>
    <style:style style:name="P32" style:family="paragraph" style:parent-style-name="Heading_20_2">
      <style:text-properties officeooo:paragraph-rsid="001c82e4"/>
    </style:style>
    <style:style style:name="T1" style:family="text">
      <style:text-properties officeooo:rsid="001e7d11"/>
    </style:style>
    <style:style style:name="T2" style:family="text">
      <style:text-properties officeooo:rsid="001ab8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f28d" style:font-weight-asian="bold" style:font-weight-complex="bold"/>
    </style:style>
    <style:style style:name="T5" style:family="text">
      <style:text-properties officeooo:rsid="001ce4d1"/>
    </style:style>
    <style:style style:name="T6" style:family="text">
      <style:text-properties officeooo:rsid="001ec629"/>
    </style:style>
    <style:style style:name="T7" style:family="text">
      <style:text-properties officeooo:rsid="001fee6c"/>
    </style:style>
    <style:style style:name="T8" style:family="text">
      <style:text-properties officeooo:rsid="0026f28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reCourt"/>
        <text:variable-decl office:value-type="string" text:name="annee"/>
        <text:variable-decl office:value-type="string" text:name="horodatage"/>
        <text:variable-decl office:value-type="string" text:name="nom"/>
        <text:variable-decl office:value-type="string" text:name="prenom"/>
        <text:variable-decl office:value-type="string" text:name="dateNaissance"/>
        <text:variable-decl office:value-type="string" text:name="e"/>
        <text:variable-decl office:value-type="string" text:name="adresse"/>
        <text:variable-decl office:value-type="string" text:name="numInsee"/>
        <text:variable-decl office:value-type="string" text:name="civilite"/>
        <text:variable-decl office:value-type="string" text:name="statut"/>
        <text:variable-decl office:value-type="string" text:name="composante"/>
        <text:variable-decl office:value-type="string" text:name="elementCode"/>
        <text:variable-decl office:value-type="string" text:name="serviceLibelle"/>
        <text:variable-decl office:value-type="string" text:name="serviceHeures"/>
        <text:variable-decl office:value-type="string" text:name="serviceTotal"/>
        <text:variable-decl office:value-type="string" text:name="serviceComposante"/>
        <text:variable-decl office:value-type="string" text:name="serviceCode"/>
        <text:variable-decl office:value-type="string" text:name="totalHETD"/>
        <text:variable-decl office:value-type="string" text:name="tauxHoraireValeur"/>
        <text:variable-decl office:value-type="string" text:name="tauxHoraireDate"/>
        <text:variable-decl office:value-type="string" text:name="modifieComplete"/>
        <text:variable-decl office:value-type="string" text:name="dateSignature"/>
        <text:variable-decl office:value-type="string" text:name="exemplaire"/>
        <text:variable-decl office:value-type="string" text:name="titre"/>
        <text:variable-decl office:value-type="string" text:name="n"/>
        <text:variable-decl office:value-type="string" text:name="quali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9"/>
            <text:p text:style-name="P19"/>
            <text:p text:style-name="P19"/>
            <text:p text:style-name="P19"/>
            <text:p text:style-name="P20"><text:span text:style-name="T2">D</text:span>IRECTION DES RESSOURCES HUMAINE<text:span text:style-name="T2">S</text:span></text:p>
          </table:table-cell>
          <table:table-cell office:value-type="string">
            <text:p text:style-name="P18">VU la loi 84-16 du 11/01/1984 portant dispositions statutaires relatives à la fonction publique de l’État ;</text:p>
            <text:p text:style-name="P18"/>
            <text:p text:style-name="P18">VU le code de l’éducation, notamment son article L. 712-5 ;</text:p>
            <text:p text:style-name="P18"/>
            <text:p text:style-name="P18">VU l’article L952-1 du code de l’éducation qui mentionne les chargés d’enseignement comme faisant partie des personnels enseignants ;</text:p>
            <text:p text:style-name="P18"/>
            <text:p text:style-name="P18">VU l’article D952-5 du code de l’éducation qui fait référence au décret n°87-889 du 29/10/1987 relatif aux conditions de recrutement et d’emploi de vacataires pour l’enseignement supérieur ;</text:p>
            <text:p text:style-name="P18"/>
            <text:p text:style-name="P18">VU le décret n° 83-1175 du 23 décembre 1983 modifié relatif aux indemnités pour enseignements complémentaires institués dans les établissements publics à caractère scientifique et culturel et les autres établissements d’enseignement supérieur relevant du ministère de <text:span text:style-name="T6">l’</text:span>éducation nationale ;</text:p>
            <text:p text:style-name="P18"/>
            <text:p text:style-name="P18">VU le décret n° 87-889 du 29 octobre 1987 modifié relatif aux conditions de recrutement et d’emploi de vacataires pour l’enseignement supérieur ;</text:p>
            <text:p text:style-name="P18"/>
            <text:p text:style-name="P21">VU la proposition du directeur de la composante.</text:p>
          </table:table-cell>
        </table:table-row>
      </table:table>
      <text:h text:style-name="P31" text:outline-level="1"><text:variable-set text:name="titre" office:value-type="string">titre</text:variable-set> <text:variable-set text:name="qualite" office:value-type="string">qualite</text:variable-set></text:h>
      <text:p text:style-name="Text_20_body">Entre d’une part :</text:p>
      <text:p text:style-name="Article"><text:span text:style-name="T3">L’université de </text:span><text:span text:style-name="T4">XXXXX</text:span>, représentée par son Président, <text:span text:style-name="T8">XXXXX</text:span></text:p>
      <text:p text:style-name="P24">et d’autre part :</text:p>
      <text:p text:style-name="P24"><text:tab/><text:span text:style-name="T3"><text:variable-set text:name="nom" office:value-type="string">nom</text:variable-set></text:span><text:span text:style-name="T3"> </text:span><text:span text:style-name="T3"><text:variable-set text:name="prenom" office:value-type="string">prenom</text:variable-set></text:span>, né<text:variable-set text:name="e" office:value-type="string">e</text:variable-set> le <text:variable-set text:name="dateNaissance" office:value-type="string">dateNaissance</text:variable-set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Demeurant</text:p>
          </table:table-cell>
          <table:table-cell table:style-name="Tableau2.A1" office:value-type="string">
            <text:p text:style-name="Table_20_Contents"><text:variable-set text:name="adresse" office:value-type="string">adresse</text:variable-set></text:p>
          </table:table-cell>
        </table:table-row>
        <table:table-row>
          <table:table-cell table:style-name="Tableau2.A1" office:value-type="string">
            <text:p text:style-name="P9">N° INSEE</text:p>
          </table:table-cell>
          <table:table-cell table:style-name="Tableau2.A1" office:value-type="string">
            <text:p text:style-name="Table_20_Contents"><text:variable-set text:name="numInsee" office:value-type="string">numInsee</text:variable-set></text:p>
          </table:table-cell>
        </table:table-row>
      </table:table>
      <text:p text:style-name="P24"/>
      <text:p text:style-name="P24">Il a été convenu ce qui suit :</text:p>
      <text:p text:style-name="P24"/>
      <text:section text:style-name="Sect1" text:name="contrat1">
        <text:h text:style-name="P32" text:outline-level="2">Article 1 :</text:h>
        <text:p text:style-name="Article"><text:variable-set text:name="civilite" office:value-type="string">civilite</text:variable-set> <text:variable-set text:name="nom" office:value-type="string">nom</text:variable-set> <text:variable-set text:name="prenom" office:value-type="string">prenom</text:variable-set> est recruté<text:variable-set text:name="e" office:value-type="string">e</text:variable-set> pour l’année universitaire <text:variable-set text:name="annee" office:value-type="string">annee</text:variable-set> en qualité <text:span text:style-name="T7">de </text:span><text:variable-set text:name="statut" office:value-type="string">statut</text:variable-set>.</text:p>
        <text:h text:style-name="Heading_20_2" text:outline-level="2">Article 2 :</text:h>
        <text:p text:style-name="Article">L’intéressé<text:variable-set text:name="e" office:value-type="string">e</text:variable-set> est chargé<text:variable-set text:name="e" office:value-type="string">e</text:variable-set> d’assurer les heures effectives d’enseignement suivantes :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header-rows>
            <table:table-row table:style-name="Tableau4.1">
              <table:table-cell table:style-name="Tableau4.A1" office:value-type="string">
                <text:p text:style-name="P22">Composante</text:p>
              </table:table-cell>
              <table:table-cell table:style-name="Tableau4.A1" office:value-type="string">
                <text:p text:style-name="P22">Code</text:p>
              </table:table-cell>
              <table:table-cell table:style-name="Tableau4.A1" office:value-type="string">
                <text:p text:style-name="P22">Libellé d’enseignement</text:p>
              </table:table-cell>
              <table:table-cell table:style-name="Tableau4.D1" office:value-type="string">
                <text:p text:style-name="P22">Total des heures</text:p>
              </table:table-cell>
            </table:table-row>
          </table:table-header-rows>
          <table:table-row table:style-name="Tableau4.1">
            <table:table-cell table:style-name="Tableau4.A2" office:value-type="string">
              <text:p text:style-name="P10"><text:variable-set text:name="serviceComposante" office:value-type="string">serviceComposante</text:variable-set></text:p>
            </table:table-cell>
            <table:table-cell table:style-name="Tableau4.B2" office:value-type="string">
              <text:p text:style-name="P10"><text:variable-set text:name="serviceCode" office:value-type="string">serviceCode</text:variable-set></text:p>
            </table:table-cell>
            <table:table-cell table:style-name="Tableau4.B2" office:value-type="string">
              <text:p text:style-name="P10"><text:variable-set text:name="serviceLibelle" office:value-type="string">serviceLibelle</text:variable-set></text:p>
            </table:table-cell>
            <table:table-cell table:style-name="Tableau4.D2" office:value-type="string">
              <text:p text:style-name="P13"><text:variable-set text:name="serviceHeures" office:value-type="string">serviceHeures</text:variable-set></text:p>
            </table:table-cell>
          </table:table-row>
          <table:table-row table:style-name="Tableau4.1">
            <table:table-cell table:style-name="Tableau4.A3" office:value-type="string">
              <text:p text:style-name="P10"/>
            </table:table-cell>
            <table:table-cell table:style-name="Tableau4.B3" office:value-type="string">
              <text:p text:style-name="P10"/>
            </table:table-cell>
            <table:table-cell table:style-name="Tableau4.B3" office:value-type="string">
              <text:p text:style-name="P10"/>
            </table:table-cell>
            <table:table-cell table:style-name="Tableau4.D3" office:value-type="string">
              <text:p text:style-name="P11">Total : <text:variable-set text:name="serviceTotal" office:value-type="string">serviceTotal</text:variable-set></text:p>
            </table:table-cell>
          </table:table-row>
        </table:table>
        <text:p text:style-name="Article">Total des heures équivalent TD effectuées par <text:variable-set text:name="civilite" office:value-type="string">civilite</text:variable-set> <text:variable-set text:name="nom" office:value-type="string">nom</text:variable-set> <text:variable-set text:name="prenom" office:value-type="string">prenom</text:variable-set> à l’université de <text:span text:style-name="T8">XXXXX</text:span> toutes composantes confondues : <text:variable-set text:name="totalHETD" office:value-type="string">totalHETD</text:variable-set>.</text:p>
        <text:p text:style-name="Article">L’intéressé<text:variable-set text:name="e" office:value-type="string">e</text:variable-set> s’engage à assurer, sans rémunération complémentaire, toutes les obligations liées à ses enseignements (suivi pédagogique des étudiants, contrôle des connaissances et examens).</text:p>
      </text:section>
      <text:section text:style-name="Sect1" text:name="avenant1">
        <text:h text:style-name="Heading_20_2" text:outline-level="2"><text:soft-page-break/>Article 1 :</text:h>
        <text:p text:style-name="Article">Le contrat de travail initial de <text:variable-set text:name="civilite" office:value-type="string">civilite</text:variable-set> <text:variable-set text:name="nom" office:value-type="string">nom</text:variable-set> <text:variable-set text:name="prenom" office:value-type="string">prenom</text:variable-set> est <text:variable-set text:name="modifieComplete" office:value-type="string">modifieComplete</text:variable-set> comme suit :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header-rows>
            <table:table-row table:style-name="Tableau5.1">
              <table:table-cell table:style-name="Tableau5.A1" office:value-type="string">
                <text:p text:style-name="P23">Composante</text:p>
              </table:table-cell>
              <table:table-cell table:style-name="Tableau5.A1" office:value-type="string">
                <text:p text:style-name="P23">Code</text:p>
              </table:table-cell>
              <table:table-cell table:style-name="Tableau5.A1" office:value-type="string">
                <text:p text:style-name="P23">Libellé d’enseignement</text:p>
              </table:table-cell>
              <table:table-cell table:style-name="Tableau5.D1" office:value-type="string">
                <text:p text:style-name="P23">Total des heures</text:p>
              </table:table-cell>
            </table:table-row>
          </table:table-header-rows>
          <table:table-row table:style-name="Tableau5.1">
            <table:table-cell table:style-name="Tableau5.A2" office:value-type="string">
              <text:p text:style-name="P15"><text:variable-set text:name="serviceComposante" office:value-type="string">serviceComposante</text:variable-set></text:p>
            </table:table-cell>
            <table:table-cell table:style-name="Tableau5.B2" office:value-type="string">
              <text:p text:style-name="P15"><text:variable-set text:name="serviceCode" office:value-type="string">serviceCode</text:variable-set></text:p>
            </table:table-cell>
            <table:table-cell table:style-name="Tableau5.B2" office:value-type="string">
              <text:p text:style-name="P15"><text:variable-set text:name="serviceLibelle" office:value-type="string">serviceLibelle</text:variable-set></text:p>
            </table:table-cell>
            <table:table-cell table:style-name="Tableau5.D2" office:value-type="string">
              <text:p text:style-name="P14"><text:variable-set text:name="serviceHeures" office:value-type="string">serviceHeures</text:variable-set></text:p>
            </table:table-cell>
          </table:table-row>
          <table:table-row table:style-name="Tableau5.1">
            <table:table-cell table:style-name="Tableau5.A3" office:value-type="string">
              <text:p text:style-name="P15"/>
            </table:table-cell>
            <table:table-cell table:style-name="Tableau5.B3" office:value-type="string">
              <text:p text:style-name="P15"/>
            </table:table-cell>
            <table:table-cell table:style-name="Tableau5.B3" office:value-type="string">
              <text:p text:style-name="P15"/>
            </table:table-cell>
            <table:table-cell table:style-name="Tableau5.D3" office:value-type="string">
              <text:p text:style-name="P12">Total : <text:variable-set text:name="serviceTotal" office:value-type="string">serviceTotal</text:variable-set></text:p>
            </table:table-cell>
          </table:table-row>
        </table:table>
        <text:p text:style-name="Article">Total des heures équivalent TD effectuées par <text:variable-set text:name="civilite" office:value-type="string">civilite</text:variable-set> <text:variable-set text:name="nom" office:value-type="string">nom</text:variable-set> <text:variable-set text:name="prenom" office:value-type="string">prenom</text:variable-set> à l’université de <text:span text:style-name="T8">XXXXX</text:span> toutes composantes confondues : <text:variable-set text:name="totalHETD" office:value-type="string">totalHETD</text:variable-set>.</text:p>
      </text:section>
      <text:h text:style-name="Heading_20_2" text:outline-level="2">Article <text:variable-set text:name="n" office:value-type="string">n</text:variable-set> :</text:h>
      <text:p text:style-name="Article">L’intéressé<text:variable-set text:name="e" office:value-type="string">e</text:variable-set> sera rémunéré<text:variable-set text:name="e" office:value-type="string">e</text:variable-set> au taux horaire en vigueur pour les travaux dirigés fixé par arrêté publié au Journal Officiel, soit <text:variable-set text:name="tauxHoraireValeur" office:value-type="string">tauxHoraireValeur</text:variable-set> euros depuis le <text:variable-set text:name="tauxHoraireDate" office:value-type="string">tauxHoraireDate</text:variable-set>.</text:p>
      <text:p text:style-name="Article">L’intéressé<text:variable-set text:name="e" office:value-type="string">e</text:variable-set> est autorisé<text:variable-set text:name="e" office:value-type="string">e</text:variable-set>, le cas échéant, à percevoir une rémunération de formation continue fondée sur l’article D714-60 du code de l’Éducation, dans les conditions et selon les modalités de calcul approuvées par le conseil d’administration de l’université.</text:p>
      <text:p text:style-name="Article">Le paiement a lieu au vu de l’état liquidatif visé par le directeur de la composante et de la production d’un dossier complet.</text:p>
      <text:p text:style-name="Article">Une inexécution partielle du service imputable à l’intéressé<text:variable-set text:name="e" office:value-type="string">e</text:variable-set> entraîne un abattement correspondant aux heures non faites.</text:p>
      <text:p text:style-name="P25"/>
      <text:p text:style-name="P26">Fait à <text:span text:style-name="T1">Caen</text:span>, le <text:variable-set text:name="dateSignature" office:value-type="string">dateSignature</text:variable-set></text:p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7">Signature de l’intéressé<text:span text:style-name="T5"><text:variable-set text:name="e" office:value-type="string">e</text:variable-set></text:span></text:p>
            <text:p text:style-name="P27"><text:variable-set text:name="nom" office:value-type="string">nom</text:variable-set> <text:variable-set text:name="prenom" office:value-type="string">prenom</text:variable-set></text:p>
          </table:table-cell>
          <table:table-cell table:style-name="Tableau6.A1" office:value-type="string">
            <text:p text:style-name="P17">Pour Le président, par délégation :</text:p>
          </table:table-cell>
        </table:table-row>
        <table:table-row>
          <table:table-cell table:style-name="Tableau6.A1" office:value-type="string">
            <text:p text:style-name="P29"/>
            <text:p text:style-name="P29"/>
            <text:p text:style-name="P29"/>
          </table:table-cell>
          <table:table-cell table:style-name="Tableau6.A1" office:value-type="string">
            <text:p text:style-name="P16"/>
          </table:table-cell>
        </table:table-row>
      </table:table>
      <text:p text:style-name="P28">Attention : Si le contrat n’est pas retourné signé, aucun service ne sera mis en paiement.</text:p>
      <text:p text:style-name="P30"><text:variable-set text:name="exemplaire" office:value-type="string">exemplaire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2" svg:font-family="'Liberation Sans'" style:font-adornments="Gras" style:font-pitch="variable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Liberation Sans1" fo:font-family="'Liberation Sans'" style:font-style-name="Normal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1" fo:font-family="'Liberation Sans'" style:font-style-name="Normal" style:font-pitch="variable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page"/>
      <style:text-properties style:font-name="Liberation Sans2" fo:font-family="'Liberation Sans'" style:font-style-name="Gras" style:font-pitch="variable" fo:font-weight="bold" style:font-size-asian="10.5pt" style:font-weight-asian="bold" style:font-weight-complex="600"/>
    </style:style>
    <style:style style:name="Article" style:family="paragraph" style:parent-style-name="Text_20_body">
      <style:paragraph-properties fo:margin-left="1.251cm" fo:margin-right="0cm" fo:text-indent="0cm" style:auto-text-indent="false" style:writing-mode="page"/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9.001cm" table:align="margins" style:writing-mode="page"/>
    </style:style>
    <style:style style:name="Tableau3.A" style:family="table-column">
      <style:table-column-properties style:column-width="2.999cm" style:rel-column-width="10342*"/>
    </style:style>
    <style:style style:name="Tableau3.B" style:family="table-column">
      <style:table-column-properties style:column-width="7.805cm" style:rel-column-width="26920*"/>
    </style:style>
    <style:style style:name="Tableau3.C" style:family="table-column">
      <style:table-column-properties style:column-width="8.197cm" style:rel-column-width="28273*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4.001cm" style:rel-column-width="13798*"/>
    </style:style>
    <style:style style:name="Tableau7.B" style:family="table-column">
      <style:table-column-properties style:column-width="11cm" style:rel-column-width="37938*"/>
    </style:style>
    <style:style style:name="Tableau7.C" style:family="table-column">
      <style:table-column-properties style:column-width="4.001cm" style:rel-column-width="13799*"/>
    </style:style>
    <style:style style:name="Tableau7.A1" style:family="table-cell">
      <style:table-cell-properties fo:padding-left="0.049cm" fo:padding-right="0.049cm" fo:padding-top="0.101cm" fo:padding-bottom="0cm" fo:border-left="none" fo:border-right="none" fo:border-top="0.05pt solid #000000" fo:border-bottom="none"/>
    </style:style>
    <style:style style:name="MP1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MP2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MP3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MP4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MP5" style:family="paragraph" style:parent-style-name="Header">
      <style:paragraph-properties fo:text-align="start" style:justify-single-word="false"/>
      <style:text-properties officeooo:paragraph-rsid="001e7d11"/>
    </style:style>
    <style:style style:name="MP6" style:family="paragraph" style:parent-style-name="Header">
      <style:paragraph-properties fo:text-align="center" style:justify-single-word="false"/>
      <style:text-properties officeooo:paragraph-rsid="001e7d11"/>
    </style:style>
    <style:style style:name="MP7" style:family="paragraph" style:parent-style-name="Header">
      <style:paragraph-properties fo:text-align="end" style:justify-single-word="false"/>
      <style:text-properties officeooo:rsid="001e7d11" officeooo:paragraph-rsid="001e7d11"/>
    </style:style>
    <style:style style:name="MP8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MT1" style:family="text">
      <style:text-properties officeooo:rsid="001e7d1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1" text:anchor-type="paragraph" svg:width="2.402cm" svg:height="1.092cm" draw:z-index="1"><draw:image xlink:href="Pictures/10000000000001D0000000D335BAF99B3DD81A45.png" xlink:type="simple" xlink:show="embed" xlink:actuate="onLoad"/></draw:frame></text:p>
            </table:table-cell>
            <table:table-cell table:style-name="Tableau3.A1" office:value-type="string">
              <text:p text:style-name="MP2">MODÈLE DE CONTRAT GÉNÉRIQUE</text:p>
            </table:table-cell>
            <table:table-cell table:style-name="Tableau3.A1" office:value-type="string">
              <text:p text:style-name="MP3"><text:variable-set text:name="titreCourt" office:value-type="string">titreCourt</text:variable-set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<text:page-number text:select-page="current">2</text:page-number>/<text:span text:style-name="MT1">2</text:span></text:p>
            </table:table-cell>
            <table:table-cell table:style-name="Tableau7.A1" office:value-type="string">
              <text:p text:style-name="MP6"><text:span text:style-name="MT1"><text:variable-set text:name="titreCourt" office:value-type="string">titreCourt</text:variable-set></text:span><text:span text:style-name="MT1"> - </text:span><text:span text:style-name="MT1"><text:variable-set text:name="annee" office:value-type="string">annee</text:variable-set></text:span></text:p>
            </table:table-cell>
            <table:table-cell table:style-name="Tableau7.A1" office:value-type="string">
              <text:p text:style-name="MP7"><text:variable-set text:name="horodatage" office:value-type="string">horodatage</text:variable-se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17:35.491250741</meta:creation-date>
    <dc:date>2018-09-24T10:53:57.737580795</dc:date>
    <meta:editing-duration>PT2H21M26S</meta:editing-duration>
    <meta:editing-cycles>6</meta:editing-cycles>
    <meta:generator>LibreOffice/5.2.7.2$Linux_X86_64 LibreOffice_project/20m0$Build-2</meta:generator>
    <meta:document-statistic meta:table-count="7" meta:image-count="1" meta:object-count="0" meta:page-count="2" meta:paragraph-count="61" meta:word-count="467" meta:character-count="3167" meta:non-whitespace-character-count="2760"/>
  </office:meta>
</office:document-meta>
</file>